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c60f" officeooo:paragraph-rsid="0018c60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8c60f" officeooo:paragraph-rsid="0018c60f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2">Github Configuration :</text:p>
      <text:p text:style-name="P2"><text:s/></text:p>
      <text:p text:style-name="P2">git config <text:s/>-- global user.name '' <text:s/>''</text:p>
      <text:p text:style-name="P2">git config <text:s/>-- global user.email '' <text:s/>'</text:p>
      <text:p text:style-name="P2">git config – list</text:p>
      <text:p text:style-name="P2"/>
      <text:p text:style-name="P2">ssh-keygen -t rsa -C '' mail ''</text:p>
      <text:p text:style-name="P2">ssh add</text:p>
      <text:p text:style-name="P2">ssh -T <text:a xlink:type="simple" xlink:href="mailto:git@github.com" text:style-name="Internet_20_link" text:visited-style-name="Visited_20_Internet_20_Link">git@github.com</text:a></text:p>
      <text:p text:style-name="P2">git remote add origin '' origin code ''</text:p>
      <text:p text:style-name="P2">git push origin master</text:p>
      <text:p text:style-name="P2">git remote remove origin</text:p>
      <text:p text:style-name="P2"/>
      <text:p text:style-name="P2">Github basic keyword : </text:p>
      <text:p text:style-name="P2"/>
      <text:p text:style-name="P2">git init → Using for repository create</text:p>
      <text:p text:style-name="P2">git status → Using for viewing status</text:p>
      <text:p text:style-name="P2">git commit -m '' '' → Using for commit </text:p>
      <text:p text:style-name="P2">git log → Using to view what I have done</text:p>
      <text:p text:style-name="P2">git add '' filename'' → Using for add file to commit</text:p>
      <text:p text:style-name="P2">git log <text:s/>-- oneline → Using for viewing all log in one line</text:p>
      <text:p text:style-name="P2">git commit -a -m '' '' <text:s/>→ Using for commit all file in one time</text:p>
      <text:p text:style-name="P2">git staus -s → Using for viewing which one is changes in the recent time</text:p>
      <text:p text:style-name="P2">git diff -- cached → Using for viewing difference in stag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jan </meta:initial-creator>
    <meta:creation-date>2016-09-26T17:21:02.507660500</meta:creation-date>
    <dc:date>2016-09-26T17:31:08.398240728</dc:date>
    <dc:creator>Mijan </dc:creator>
    <meta:editing-duration>PT10M6S</meta:editing-duration>
    <meta:editing-cycles>1</meta:editing-cycles>
    <meta:document-statistic meta:table-count="0" meta:image-count="0" meta:object-count="0" meta:page-count="1" meta:paragraph-count="22" meta:word-count="151" meta:character-count="749" meta:non-whitespace-character-count="609"/>
    <meta:generator>LibreOffice/5.0.3.2$Linux_x86 LibreOffice_project/00m0$Build-2</meta:generator>
  </office:meta>
</office:document-meta>
</file>